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1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62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7.595cm"/>
    </style:style>
    <style:style style:name="co11" style:family="table-column">
      <style:table-column-properties fo:break-before="auto" style:column-width="4.272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2.219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148cm" fo:break-before="auto" style:use-optimal-row-height="false"/>
    </style:style>
    <style:style style:name="ro9" style:family="table-row">
      <style:table-row-properties style:row-height="3.517cm" fo:break-before="auto" style:use-optimal-row-height="false"/>
    </style:style>
    <style:style style:name="ro10" style:family="table-row">
      <style:table-row-properties style:row-height="1.676cm" fo:break-before="auto" style:use-optimal-row-height="false"/>
    </style:style>
    <style:style style:name="ro11" style:family="table-row">
      <style:table-row-properties style:row-height="1.628cm" fo:break-before="auto" style:use-optimal-row-height="false"/>
    </style:style>
    <style:style style:name="ro12" style:family="table-row">
      <style:table-row-properties style:row-height="2.101cm" fo:break-before="auto" style:use-optimal-row-height="false"/>
    </style:style>
    <style:style style:name="ro13" style:family="table-row">
      <style:table-row-properties style:row-height="1.18cm" fo:break-before="auto" style:use-optimal-row-height="false"/>
    </style:style>
    <style:style style:name="ro14" style:family="table-row">
      <style:table-row-properties style:row-height="1.462cm" fo:break-before="auto" style:use-optimal-row-height="false"/>
    </style:style>
    <style:style style:name="ro15" style:family="table-row">
      <style:table-row-properties style:row-height="2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adání neplatné možnosti v hlavním menu</text:p>
          </table:table-cell>
          <table:table-cell table:style-name="ce7" office:value-type="string" calcext:value-type="string">
            <text:p>Výběr platné možnosti „1“ z hlavního menu</text:p>
          </table:table-cell>
          <table:table-cell table:style-name="ce7" office:value-type="string" calcext:value-type="string">
            <text:p>Výběr platné možnosti „4“ z hlavního menu</text:p>
          </table:table-cell>
          <table:table-cell/>
          <table:table-cell table:style-name="ce12"/>
          <table:table-cell table:number-columns-repeated="4"/>
        </table:table-row>
        <table:table-row table:style-name="ro2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8" office:value-type="string" calcext:value-type="string">
            <text:p>Ověření, že zadání volby "4" v hlavním menu program ukončí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8" office:value-type="string" calcext:value-type="string">
            <text:p>Program je spuštěn a zobrazuje se hlavní menu s výzvou k zadání volby</text:p>
          </table:table-cell>
          <table:table-cell table:style-name="ce8" table:number-columns-repeated="6"/>
        </table:table-row>
        <table:table-row table:style-name="ro3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1">3. Zadat volbu (mezera, Enter, „5“, „k“) </text:span>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table:style-name="ce8" office:value-type="string" calcext:value-type="string">
            <text:p>1. Spustit program.</text:p>
            <text:p>2. Ověřit zobrazení hlavního menu s volbami 1 – 4 včetně výzvy k zadání volby.</text:p>
            <text:p>3. Zadat volbu „4“ a potvrdit klávesou Enter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Zobrazí se chybové hlášení o zadání neplatné volby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table:style-name="ce8" office:value-type="string" calcext:value-type="string">
            <text:p><text:span text:style-name="T1">Zobrazí se chybové hlášení</text:span> o ukončení programu a program se ukončí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<text:span text:style-name="T1">Zobrazilo se chybové hlášení</text:span> : Byla zadána neplatná volba. Prosím, zvolte možnost 1, 2, 3 nebo 4.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table:style-name="ce8" office:value-type="string" calcext:value-type="string">
            <text:p>Zobrazila se systémová zpráva „Konec programu.“ a program se ukončil.</text:p>
          </table:table-cell>
          <table:table-cell table:style-name="ce8" table:number-columns-repeated="6"/>
        </table:table-row>
        <table:table-row table:style-name="ro4">
          <table:table-cell table:style-name="ce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5">
          <table:table-cell table:style-name="ce1" office:value-type="string" calcext:value-type="string">
            <text:p>Poznámky : </text:p>
          </table:table-cell>
          <table:table-cell table:style-name="ce11"/>
          <table:table-cell table:style-name="ce10" table:number-columns-repeated="2"/>
          <table:table-cell table:style-name="ce8" table:number-columns-repeated="6"/>
        </table:table-row>
        <table:table-row table:style-name="ro6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8" office:value-type="string" calcext:value-type="string">
            <text:p>Pozitivní/Hraniční</text:p>
          </table:table-cell>
          <table:table-cell table:style-name="ce8" table:number-columns-repeated="6"/>
        </table:table-row>
        <table:table-row table:style-name="ro5">
          <table:table-cell table:style-name="ce5"/>
          <table:table-cell table:number-columns-repeated="9"/>
        </table:table-row>
        <table:table-row table:style-name="ro5" table:number-rows-repeated="1048565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7" table:default-cell-style-name="ce6"/>
        <table:table-column table:style-name="co8" table:default-cell-style-name="ce8"/>
        <table:table-column table:style-name="co9" table:number-columns-repeated="2" table:default-cell-style-name="ce8"/>
        <table:table-column table:style-name="co10" table:number-columns-repeated="3" table:default-cell-style-name="ce6"/>
        <table:table-column table:style-name="co5" table:number-columns-repeated="3" table:default-cell-style-name="ce6"/>
        <table:table-row table:style-name="ro7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obrazení výzvy k zadání názvu úkolu</text:p>
          </table:table-cell>
          <table:table-cell table:style-name="ce7" office:value-type="string" calcext:value-type="string">
            <text:p>Zobrazení výzvy k zadání popisu úkolu</text:p>
          </table:table-cell>
          <table:table-cell table:style-name="ce7" office:value-type="string" calcext:value-type="string">
            <text:p>Zobrazení zprávy o přidání úkolu</text:p>
          </table:table-cell>
          <table:table-cell table:style-name="ce7" office:value-type="string" calcext:value-type="string">
            <text:p>Neplatný vstup (mezera, Enter) při výzvě k zadání názvu a popisu úkolu</text:p>
          </table:table-cell>
          <table:table-cell table:style-name="ce7" office:value-type="string" calcext:value-type="string">
            <text:p>Zadání názvu úkolu „Úkol č.1“</text:p>
          </table:table-cell>
          <table:table-cell table:style-name="ce7" office:value-type="string" calcext:value-type="string">
            <text:p>Zadání popisu úkolu „Popis č.1“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</text:p>
          </table:table-cell>
          <table:table-cell office:value-type="string" calcext:value-type="string">
            <text:p>Ověření, že po zadání názvu úkolu se zobrazí výzva k zadání popisu úkolu</text:p>
          </table:table-cell>
          <table:table-cell office:value-type="string" calcext:value-type="string">
            <text:p>Ověření, že po zadání názvu a popisu úkolu se zobrazí systémová zpráva, že úkol byl přidán</text:p>
          </table:table-cell>
          <table:table-cell table:style-name="ce8" office:value-type="string" calcext:value-type="string">
            <text:p>Ověření, že po zadání neplatného vstupu(mezera, Enter) se zobrazí systémové upozornění o neplatném vstupu s <text:s/>opětovnou výzvou k zadání názvu a popisu úkolu</text:p>
          </table:table-cell>
          <table:table-cell table:style-name="ce8" office:value-type="string" calcext:value-type="string">
            <text:p>Ověření, že po zadání názvu úkolu systém vstup přijme a zobrazí <text:s/>výzva k zadání popisu úkolu</text:p>
          </table:table-cell>
          <table:table-cell table:style-name="ce8" office:value-type="string" calcext:value-type="string">
            <text:p>Ověření, že po zadání popisu úkolu systém vstup přijme, zobrazí <text:s/>se systémové potvrzení o přidaném úkolu a 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o zadání volby „1“ v hlavním menu se zobrazuje výzva k zadání názvu úkolu</text:p>
          </table:table-cell>
          <table:table-cell office:value-type="string" calcext:value-type="string">
            <text:p>Po zadání názvu úkolu se zobrazuje výzva k zadání popisu úkolu</text:p>
          </table:table-cell>
          <table:table-cell office:value-type="string" calcext:value-type="string">
            <text:p>Zadán název a popis úkolu</text:p>
          </table:table-cell>
          <table:table-cell table:number-columns-repeated="2" table:style-name="ce8" office:value-type="string" calcext:value-type="string">
            <text:p>Po zadání volby „1“ v hlavním menu se zobrazuje výzva k zadání názvu úkolu</text:p>
          </table:table-cell>
          <table:table-cell table:style-name="ce8" office:value-type="string" calcext:value-type="string">
            <text:p>Byl zadán název úkolu</text:p>
          </table:table-cell>
          <table:table-cell table:style-name="ce8" table:number-columns-repeated="3"/>
        </table:table-row>
        <table:table-row table:style-name="ro9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.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  <text:p>5. Zobrazí se výzva „Zadejte popis úkolu: „</text:p>
            <text:p>6. Zadat popis úkolu „Popis č.1“</text:p>
          </table:table-cell>
          <table:table-cell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„Zadejte název úkolu: “</text:span></text:p>
            <text:p><text:span text:style-name="T1">4. Zadat název úkolu „Úkol č.1“</text:span></text:p>
            <text:p><text:span text:style-name="T1">5. Zobrazí se výzva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Mezera“, nebo „Enter“</text:p>
          </table:table-cell>
          <table:table-cell table:style-name="ce8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</table:table-cell>
          <table:table-cell table:style-name="ce8"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„Zadejte název úkolu: “</text:span></text:p>
            <text:p><text:span text:style-name="T1">4. Zadat název úkolu „Úkol č.1“</text:span></text:p>
            <text:p><text:span text:style-name="T1">5. Zobrazí se výzva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8" office:value-type="string" calcext:value-type="string">
            <text:p>Zobrazí se chybové hlášení s výzvou k zadání názvu úkolu „Byl zadán prázdný vstup. Zadejte název úkolu.“</text:p>
          </table:table-cell>
          <table:table-cell table:style-name="ce8" office:value-type="string" calcext:value-type="string">
            <text:p>Vstup „Úkol č.1“ je přijat, zobrazí se výzva k zadání popisu úkolu</text:p>
          </table:table-cell>
          <table:table-cell table:style-name="ce8" office:value-type="string" calcext:value-type="string">
            <text:p>Systém přijme vstup uživatele „Popis č.1“, zobrazí se systémová zpráva „Úkol 'Úkol č.1' byl přidán.“ a <text:s/>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u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8" office:value-type="string" calcext:value-type="string">
            <text:p>Zobrazilo se chybové hlášení s výzvou k zadání názvu úkolu „Byl zadán prázdný vstup. Zadejte název úkolu.“</text:p>
          </table:table-cell>
          <table:table-cell table:style-name="ce8" office:value-type="string" calcext:value-type="string">
            <text:p>Vstup „Úkol č.1“ byl přijat, zobrazila se výzva k zadání popisu úkolu</text:p>
          </table:table-cell>
          <table:table-cell table:style-name="ce8" office:value-type="string" calcext:value-type="string">
            <text:p>Systém přijal vstup uživatele „Popis č.1“, zobrazila se systémová zpráva „Úkol 'Úkol č.1' byl přidán.“ a <text:s/>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6" table:style-name="ce9" office:value-type="string" calcext:value-type="string">
            <text:p>PASS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0" table:number-columns-repeated="6"/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8" office:value-type="string" calcext:value-type="string">
            <text:p>Negativní</text:p>
          </table:table-cell>
          <table:table-cell table:number-columns-repeated="2" table:style-name="ce8" office:value-type="string" calcext:value-type="string">
            <text:p>Pozitivní</text:p>
          </table:table-cell>
          <table:table-cell table:style-name="ce8" table:number-columns-repeated="3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zobrazit_ukoly()" table:style-name="ta1">
        <office:forms form:automatic-focus="false" form:apply-design-mode="false"/>
        <table:table-column table:style-name="co11" table:default-cell-style-name="ce23"/>
        <table:table-column table:style-name="co9" table:default-cell-style-name="ce8"/>
        <table:table-column table:style-name="co9" table:default-cell-style-name="ce11"/>
        <table:table-column table:style-name="co5" table:number-columns-repeated="2" table:default-cell-style-name="ce1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10">
          <table:table-cell table:style-name="ce21" office:value-type="string" calcext:value-type="string">
            <text:p>Název testovacího případu :</text:p>
          </table:table-cell>
          <table:table-cell table:style-name="ce24" office:value-type="string" calcext:value-type="string">
            <text:p>Zobrazení úkolů</text:p>
          </table:table-cell>
          <table:table-cell table:style-name="ce26" office:value-type="string" calcext:value-type="string">
            <text:p>Zobrazení prázdného seznamů úkolů</text:p>
          </table:table-cell>
          <table:table-cell table:style-name="ce27" table:number-columns-repeated="2"/>
          <table:table-cell table:style-name="ce23" table:number-columns-repeated="5"/>
        </table:table-row>
        <table:table-row table:style-name="ro8">
          <table:table-cell table:style-name="ce21" office:value-type="string" calcext:value-type="string">
            <text:p>Popis :</text:p>
          </table:table-cell>
          <table:table-cell office:value-type="string" calcext:value-type="string">
            <text:p>Ověření, že po volbě č. 2 v hlavním menu se zobrazí zadaný úkol/zadané úkoly</text:p>
          </table:table-cell>
          <table:table-cell table:style-name="ce8" office:value-type="string" calcext:value-type="string">
            <text:p>Ověření, že v případě prázdného seznamu se systém neočekávaně neukončí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1">
          <table:table-cell table:style-name="ce21" office:value-type="string" calcext:value-type="string">
            <text:p>Vstupní podmínky : </text:p>
          </table:table-cell>
          <table:table-cell office:value-type="string" calcext:value-type="string">
            <text:p>Byl zadán a popis název alespoň jednoho úkolu</text:p>
          </table:table-cell>
          <table:table-cell office:value-type="string" calcext:value-type="string">
            <text:p>Spuštěný program a prázdný seznam úkolů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2">
          <table:table-cell table:style-name="ce21" office:value-type="string" calcext:value-type="string">
            <text:p>Postup : </text:p>
          </table:table-cell>
          <table:table-cell office:value-type="string" calcext:value-type="string">
            <text:p>1. Spustit program</text:p>
            <text:p>2. Zadat volbu „2“ v hlavním menu </text:p>
          </table:table-cell>
          <table:table-cell table:style-name="ce8" office:value-type="string" calcext:value-type="string">
            <text:p>1. Spustit program</text:p>
            <text:p>2. Zadat volbu „2“ v hlavním menu 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1" office:value-type="string" calcext:value-type="string">
            <text:p>Očekávaný výsledek :</text:p>
          </table:table-cell>
          <table:table-cell office:value-type="string" calcext:value-type="string">
            <text:p>Program spustí funkci zobrazit_ukoly() a zobrazí se seznam všech zadaných úkolů</text:p>
          </table:table-cell>
          <table:table-cell office:value-type="string" calcext:value-type="string">
            <text:p>Systém pracuje dále, zobrazí se systémové hlášení, že seznam úkolů je prázdný a hlavní menu s výzvou k zadání volby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1" office:value-type="string" calcext:value-type="string">
            <text:p>Skutečný výsledek : </text:p>
          </table:table-cell>
          <table:table-cell office:value-type="string" calcext:value-type="string">
            <text:p>Program spustil funkci zobrazit_ukoly() a zobrazil se seznam všech zadaných úkolů</text:p>
          </table:table-cell>
          <table:table-cell office:value-type="string" calcext:value-type="string">
            <text:p>Systém pracuje dále, zobrazilo se systémové hlášení, že seznam úkolů je prázdný a hlavní menu s výzvou k zadání volby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3">
          <table:table-cell table:style-name="ce21" office:value-type="string" calcext:value-type="string">
            <text:p>Stav ( Pass / Fail )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1" office:value-type="string" calcext:value-type="string">
            <text:p>Poznámky : </text:p>
          </table:table-cell>
          <table:table-cell table:style-name="ce20" office:value-type="string" calcext:value-type="string">
            <text:p>Tato funkce je důležitá proto, že kontroluje, zda zadané názvy a popisy úkolů byly správně uloženy</text:p>
          </table:table-cell>
          <table:table-cell table:style-name="ce20" office:value-type="string" calcext:value-type="string">
            <text:p>Tato funkce je důležitá proto, že kontroluje, zda se systém při zobrazení prázdného seznamu úkolů neočekávaně neukončí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4">
          <table:table-cell table:style-name="ce2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 office:value-type="string" calcext:value-type="string">
            <text:p>Hraniční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2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odstranit_ukol()" table:style-name="ta1">
        <table:table-column table:style-name="co1" table:default-cell-style-name="ce6"/>
        <table:table-column table:style-name="co9" table:number-columns-repeated="2" table:default-cell-style-name="ce8"/>
        <table:table-column table:style-name="co5" table:number-columns-repeated="2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5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konec_programu()" table:style-name="ta1">
        <table:table-column table:style-name="co1" table:default-cell-style-name="ce6"/>
        <table:table-column table:style-name="co9" table:number-columns-repeated="2" table:default-cell-style-name="ce8"/>
        <table:table-column table:style-name="co5" table:number-columns-repeated="2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5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odstranit_ukol()'.A1:'Testovací scénáře pro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09:47:55.2058674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10T15:28:58.177402700</dc:date>
    <meta:editing-duration>P1DT3H46M21S</meta:editing-duration>
    <meta:editing-cycles>51</meta:editing-cycles>
    <meta:generator>LibreOffice/25.2.5.2$Windows_X86_64 LibreOffice_project/03d19516eb2e1dd5d4ccd751a0d6f35f35e08022</meta:generator>
    <meta:document-statistic meta:table-count="5" meta:cell-count="135" meta:object-count="0"/>
  </office:meta>
</office:document-meta>
</file>